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1.64" calcext:value-type="float">
            <text:p>1,6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3.29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6.58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3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6.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1.64" calcext:value-type="float">
            <text:p>1,6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3.29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6.58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3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6.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1.64" calcext:value-type="float">
            <text:p>1,6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3.29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6.58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3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6.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8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1.64" calcext:value-type="float">
            <text:p>1,6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3.29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6.58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3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6.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03.08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3" office:value-type="string" calcext:value-type="string">
            <text:p>Все окей, только пробы 15, 16,25,26,35,36,45,46 слегка желтоваты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.00.0000</text:date>, <text:time style:data-style-name="N2" text:time-value="20:39:46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6S</meta:editing-duration>
    <meta:editing-cycles>3</meta:editing-cycles>
    <meta:generator>LibreOffice/5.2.7.2$Windows_x86 LibreOffice_project/2b7f1e640c46ceb28adf43ee075a6e8b8439ed10</meta:generator>
    <dc:date>2018-08-07T20:46:15.320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